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94ed0" officeooo:paragraph-rsid="00094ed0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58:45.282664263</meta:creation-date>
    <dc:date>2026-01-27T13:59:50.333196256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0.4.2$Linux_X86_64 LibreOffice_project/00$Build-2</meta:generator>
  </office:meta>
</office:document-meta>
</file>